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2.3299in" fo:break-before="auto" style:use-optimal-row-height="true"/>
    </style:style>
    <style:style style:name="ro15" style:family="table-row">
      <style:table-row-properties style:row-height="2.639in" fo:break-before="auto" style:use-optimal-row-height="true"/>
    </style:style>
    <style:style style:name="ro16" style:family="table-row">
      <style:table-row-properties style:row-height="2.4839in" fo:break-before="auto" style:use-optimal-row-height="true"/>
    </style:style>
    <style:style style:name="ro1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1"/>
        <table:table-column table:style-name="co2" table:default-cell-style-name="ce1"/>
        <table:table-column table:style-name="co1" table:number-columns-repeated="7"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1000" table:default-cell-style-name="ce1"/>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9"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9"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9" office:value-type="string" calcext:value-type="string">
            <text:p>Brute Equipment - Legs</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0"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5"/>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5"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5">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4"/>
          <table:table-cell office:value-type="string" calcext:value-type="string">
            <text:p>S – WTR075 – A, S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1000"/>
        </table:table-row>
        <table:table-row table:style-name="ro3">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2"/>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4"/>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4"/>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4"/>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4"/>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4"/>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4"/>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4"/>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4"/>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2"/>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4"/>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4"/>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4"/>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4"/>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4"/>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4"/>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4"/>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4"/>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4"/>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4"/>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4"/>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4"/>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4"/>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4"/>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4"/>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4"/>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4"/>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4"/>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4"/>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4"/>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4"/>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4"/>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4"/>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4"/>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4"/>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4"/>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4"/>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4"/>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4"/>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4"/>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4"/>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4"/>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4"/>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1">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4"/>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1000"/>
        </table:table-row>
        <table:table-row table:style-name="ro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4"/>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2"/>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2"/>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2"/>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2"/>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2"/>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2"/>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2"/>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2"/>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2"/>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2"/>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2"/>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2"/>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1 – F, S R – ARC011 – U</text:p>
          </table:table-cell>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2"/>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2 – F, S R – ARC012 – U</text:p>
          </table:table-cell>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2"/>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3 – F, S R – ARC013 – U</text:p>
          </table:table-cell>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2"/>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2"/>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2"/>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2"/>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5"/>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2"/>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2"/>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2"/>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2"/>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2"/>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2"/>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2"/>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2"/>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2"/>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2"/>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2"/>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2"/>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2"/>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2"/>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2"/>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2"/>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2"/>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2"/>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2"/>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2"/>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2"/>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number-columns-repeated="2"/>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2"/>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4"/>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2"/>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4"/>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2"/>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3"/>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4"/>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2"/>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4"/>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2"/>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Azalea Specialization</text:p>
          </table:table-cell>
          <table:table-cell table:style-name="ce5" table:number-columns-repeated="3"/>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2"/>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4"/>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2"/>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2"/>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Azalea Specialization, Reload, Go again</text:p>
          </table:table-cell>
          <table:table-cell table:style-name="ce5" table:number-columns-repeated="3"/>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2"/>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2"/>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2"/>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2"/>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2"/>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2"/>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2"/>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2"/>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2"/>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2"/>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2"/>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2"/>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2"/>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2"/>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2"/>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2"/>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2"/>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2"/>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2"/>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2"/>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2"/>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2"/>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2"/>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2"/>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2"/>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2"/>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2"/>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2"/>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2"/>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2"/>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2"/>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2"/>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2"/>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2"/>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2"/>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2"/>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2"/>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2"/>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4"/>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2"/>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2"/>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2"/>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2"/>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2"/>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2"/>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2"/>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2"/>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2"/>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2"/>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2"/>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2"/>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2"/>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2"/>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2"/>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2"/>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2"/>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2"/>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2"/>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2"/>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2"/>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2"/>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2"/>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2"/>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2"/>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2"/>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2"/>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2"/>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2"/>
          <table:table-cell table:number-columns-repeated="998"/>
        </table:table-row>
        <table:table-row table:style-name="ro3">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2"/>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2"/>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2"/>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2"/>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2"/>
          <table:table-cell table:number-columns-repeated="998"/>
        </table:table-row>
        <table:table-row table:style-name="ro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2"/>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2"/>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2"/>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2"/>
          <table:table-cell table:number-columns-repeated="998"/>
        </table:table-row>
        <table:table-row table:style-name="ro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2"/>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2"/>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2"/>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2"/>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2"/>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2"/>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5"/>
          <table:table-cell office:value-type="string" calcext:value-type="string">
            <text:p>Wizard Action</text:p>
          </table:table-cell>
          <table:table-cell table:number-columns-repeated="4"/>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2"/>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2"/>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2"/>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2"/>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2"/>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2"/>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2"/>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2"/>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2"/>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2"/>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2"/>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2"/>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2"/>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2"/>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2"/>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2"/>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2"/>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2"/>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2"/>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2"/>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2"/>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2"/>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2"/>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2"/>
          <table:table-cell table:number-columns-repeated="998"/>
        </table:table-row>
        <table:table-row table:style-name="ro7">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2"/>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4"/>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2"/>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4"/>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2"/>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4"/>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2"/>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4"/>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2"/>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4"/>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2"/>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4"/>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2"/>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4"/>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2"/>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4"/>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2"/>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4"/>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2"/>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4"/>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2"/>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4"/>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2"/>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4"/>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2"/>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2"/>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2"/>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2"/>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2"/>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2"/>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2"/>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2"/>
          <table:table-cell table:number-columns-repeated="998"/>
        </table:table-row>
        <table:table-row table:style-name="ro5">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2"/>
          <table:table-cell table:number-columns-repeated="998"/>
        </table:table-row>
        <table:table-row table:style-name="ro5">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2"/>
          <table:table-cell table:number-columns-repeated="998"/>
        </table:table-row>
        <table:table-row table:style-name="ro5">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2"/>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2"/>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2"/>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2"/>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2"/>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2"/>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2"/>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2"/>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2"/>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2"/>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2"/>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2"/>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2"/>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2"/>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2"/>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2"/>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2"/>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2"/>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2"/>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2"/>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2"/>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2"/>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2"/>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2"/>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2"/>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2"/>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2"/>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2"/>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2"/>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2"/>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2"/>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2"/>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2"/>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2"/>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2"/>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2"/>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2"/>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2"/>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2"/>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2"/>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2"/>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2"/>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2"/>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2"/>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2"/>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2"/>
          <table:table-cell table:number-columns-repeated="998"/>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4"/>
          <table:table-cell office:value-type="string" calcext:value-type="string">
            <text:p>C – CRU000 – F, R – CRU000 – U</text:p>
          </table:table-cell>
          <table:table-cell office:value-type="string" calcext:value-type="string">
            <text:p>https://storage.googleapis.com/fabmaster/media/images/CRU1.width-450.png – CRU000 – F, https://storage.googleapis.com/fabmaster/media/images/U-CRU000.width-450.png – CRU000 – U</text:p>
          </table:table-cell>
          <table:table-cell/>
          <table:table-cell table:style-name="ce12"/>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4"/>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2"/>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4"/>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2"/>
          <table:table-cell table:number-columns-repeated="998"/>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4"/>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2"/>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4"/>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2"/>
          <table:table-cell table:number-columns-repeated="998"/>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5"/>
          <table:table-cell office:value-type="string" calcext:value-type="string">
            <text:p>Intimidate</text:p>
          </table:table-cell>
          <table:table-cell office:value-type="string" calcext:value-type="string">
            <text:p>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4"/>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2"/>
          <table:table-cell table:number-columns-repeated="998"/>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4"/>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2"/>
          <table:table-cell table:number-columns-repeated="998"/>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2"/>
          <table:table-cell table:number-columns-repeated="998"/>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2"/>
          <table:table-cell table:number-columns-repeated="998"/>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2"/>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2"/>
          <table:table-cell table:number-columns-repeated="998"/>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2"/>
          <table:table-cell table:number-columns-repeated="998"/>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2"/>
          <table:table-cell table:number-columns-repeated="998"/>
        </table:table-row>
        <table:table-row table:style-name="ro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2"/>
          <table:table-cell table:number-columns-repeated="998"/>
        </table:table-row>
        <table:table-row table:style-name="ro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2"/>
          <table:table-cell table:number-columns-repeated="998"/>
        </table:table-row>
        <table:table-row table:style-name="ro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2"/>
          <table:table-cell table:number-columns-repeated="998"/>
        </table:table-row>
        <table:table-row table:style-name="ro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2"/>
          <table:table-cell table:number-columns-repeated="998"/>
        </table:table-row>
        <table:table-row table:style-name="ro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2"/>
          <table:table-cell table:number-columns-repeated="998"/>
        </table:table-row>
        <table:table-row table:style-name="ro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2"/>
          <table:table-cell table:number-columns-repeated="998"/>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4"/>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2"/>
          <table:table-cell table:number-columns-repeated="998"/>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4"/>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2"/>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4"/>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2"/>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4"/>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2"/>
          <table:table-cell table:number-columns-repeated="998"/>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4"/>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2"/>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2"/>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2"/>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2"/>
          <table:table-cell table:number-columns-repeated="998"/>
        </table:table-row>
        <table:table-row table:style-name="ro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2"/>
          <table:table-cell table:number-columns-repeated="998"/>
        </table:table-row>
        <table:table-row table:style-name="ro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2"/>
          <table:table-cell table:number-columns-repeated="998"/>
        </table:table-row>
        <table:table-row table:style-name="ro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2"/>
          <table:table-cell table:number-columns-repeated="998"/>
        </table:table-row>
        <table:table-row table:style-name="ro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2"/>
          <table:table-cell table:number-columns-repeated="998"/>
        </table:table-row>
        <table:table-row table:style-name="ro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2"/>
          <table:table-cell table:number-columns-repeated="998"/>
        </table:table-row>
        <table:table-row table:style-name="ro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2"/>
          <table:table-cell table:number-columns-repeated="998"/>
        </table:table-row>
        <table:table-row table:style-name="ro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2"/>
          <table:table-cell table:number-columns-repeated="998"/>
        </table:table-row>
        <table:table-row table:style-name="ro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2"/>
          <table:table-cell table:number-columns-repeated="998"/>
        </table:table-row>
        <table:table-row table:style-name="ro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2"/>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3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2"/>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2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2"/>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1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2"/>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4"/>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2"/>
          <table:table-cell table:number-columns-repeated="998"/>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4"/>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2"/>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4"/>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2"/>
          <table:table-cell table:number-columns-repeated="998"/>
        </table:table-row>
        <table:table-row table:style-name="ro4">
          <table:table-cell office:value-type="string" calcext:value-type="string">
            <text:p>CRU051, CRU052</text:p>
          </table:table-cell>
          <table:table-cell office:value-type="string" calcext:value-type="string">
            <text:p>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text:p>
            <text:p/>
            <text:p>**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4"/>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2"/>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4"/>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2"/>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4"/>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2"/>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4"/>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2"/>
          <table:table-cell table:number-columns-repeated="998"/>
        </table:table-row>
        <table:table-row table:style-name="ro6">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Heron's Flight gains +2{p} and you choose attack action or 'non-attack' action. Heron's Flight can only be defended by cards of the chosen type.</text:p>
          </table:table-cell>
          <table:table-cell/>
          <table:table-cell office:value-type="string" calcext:value-type="string">
            <text:p>Ninja Action – Attack</text:p>
          </table:table-cell>
          <table:table-cell table:number-columns-repeated="4"/>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2"/>
          <table:table-cell table:number-columns-repeated="998"/>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2"/>
          <table:table-cell table:number-columns-repeated="998"/>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2"/>
          <table:table-cell table:number-columns-repeated="998"/>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2"/>
          <table:table-cell table:number-columns-repeated="998"/>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2"/>
          <table:table-cell table:number-columns-repeated="998"/>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2"/>
          <table:table-cell table:number-columns-repeated="998"/>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2"/>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2"/>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2"/>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2"/>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2"/>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2"/>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2"/>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2"/>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2"/>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2"/>
          <table:table-cell table:number-columns-repeated="998"/>
        </table:table-row>
        <table:table-row table:style-name="ro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2"/>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2"/>
          <table:table-cell table:number-columns-repeated="998"/>
        </table:table-row>
        <table:table-row table:style-name="ro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2"/>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4"/>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2"/>
          <table:table-cell table:number-columns-repeated="998"/>
        </table:table-row>
        <table:table-row table:style-name="ro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4"/>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2"/>
          <table:table-cell table:number-columns-repeated="998"/>
        </table:table-row>
        <table:table-row table:style-name="ro6">
          <table:table-cell office:value-type="string" calcext:value-type="string">
            <text:p>CRU079, CRU080</text:p>
          </table:table-cell>
          <table:table-cell office:value-type="string" calcext:value-type="string">
            <text:p>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Cintari Saber is defended by an attack action card, it gains +1{p} until end of turn.</text:p>
          </table:table-cell>
          <table:table-cell/>
          <table:table-cell office:value-type="string" calcext:value-type="string">
            <text:p>Warrior Weapon – Sword (1H)</text:p>
          </table:table-cell>
          <table:table-cell table:number-columns-repeated="4"/>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2"/>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4"/>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2"/>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4"/>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2"/>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4"/>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2"/>
          <table:table-cell table:number-columns-repeated="998"/>
        </table:table-row>
        <table:table-row table:style-name="ro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4"/>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2"/>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2"/>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2"/>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2"/>
          <table:table-cell table:number-columns-repeated="998"/>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2"/>
          <table:table-cell table:number-columns-repeated="998"/>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2"/>
          <table:table-cell table:number-columns-repeated="998"/>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2"/>
          <table:table-cell table:number-columns-repeated="998"/>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2"/>
          <table:table-cell table:number-columns-repeated="998"/>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2"/>
          <table:table-cell table:number-columns-repeated="998"/>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2"/>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2"/>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2"/>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2"/>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4"/>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2"/>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4"/>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2"/>
          <table:table-cell table:number-columns-repeated="998"/>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4"/>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2"/>
          <table:table-cell table:number-columns-repeated="998"/>
        </table:table-row>
        <table:table-row table:style-name="ro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4"/>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2"/>
          <table:table-cell table:number-columns-repeated="998"/>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2"/>
          <table:table-cell table:number-columns-repeated="998"/>
        </table:table-row>
        <table:table-row table:style-name="ro10">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4"/>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2"/>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4"/>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2"/>
          <table:table-cell table:number-columns-repeated="998"/>
        </table:table-row>
        <table:table-row table:style-name="ro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2"/>
          <table:table-cell table:number-columns-repeated="998"/>
        </table:table-row>
        <table:table-row table:style-name="ro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2"/>
          <table:table-cell table:number-columns-repeated="998"/>
        </table:table-row>
        <table:table-row table:style-name="ro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2"/>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2"/>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2"/>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2"/>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2"/>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2"/>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2"/>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2"/>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2"/>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2"/>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r}: If a hero has more {h} than any other hero, they lose 1{h} and create a Copper token. Then if a hero has less {h} than any other hero, they gain 1{h}. **Go again** (It's an item with "**Action**- {r}{r}{r}{r}, destroy Copper: Draw a card. **Go again**")</text:p>
          </table:table-cell>
          <table:table-cell/>
          <table:table-cell office:value-type="string" calcext:value-type="string">
            <text:p>Merchant Hero – Young</text:p>
          </table:table-cell>
          <table:table-cell table:number-columns-repeated="4"/>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2"/>
          <table:table-cell table:number-columns-repeated="998"/>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4"/>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2"/>
          <table:table-cell table:number-columns-repeated="998"/>
        </table:table-row>
        <table:table-row table:style-name="ro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4"/>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2"/>
          <table:table-cell table:number-columns-repeated="998"/>
        </table:table-row>
        <table:table-row table:style-name="ro1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4"/>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2"/>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4"/>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2"/>
          <table:table-cell table:number-columns-repeated="998"/>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 have been dealt damage this turn.</text:p>
            <text:p/>
            <text:p>The next time you would be dealt damage this turn, prevent it.</text:p>
          </table:table-cell>
          <table:table-cell/>
          <table:table-cell office:value-type="string" calcext:value-type="string">
            <text:p>Ranger Instant</text:p>
          </table:table-cell>
          <table:table-cell table:number-columns-repeated="4"/>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2"/>
          <table:table-cell table:number-columns-repeated="998"/>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4"/>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2"/>
          <table:table-cell table:number-columns-repeated="998"/>
        </table:table-row>
        <table:table-row table:style-name="ro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4"/>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2"/>
          <table:table-cell table:number-columns-repeated="998"/>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4"/>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2"/>
          <table:table-cell table:number-columns-repeated="998"/>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2"/>
          <table:table-cell table:number-columns-repeated="998"/>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2"/>
          <table:table-cell table:number-columns-repeated="998"/>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2"/>
          <table:table-cell table:number-columns-repeated="998"/>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2"/>
          <table:table-cell table:number-columns-repeated="998"/>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2"/>
          <table:table-cell table:number-columns-repeated="998"/>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2"/>
          <table:table-cell table:number-columns-repeated="998"/>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2"/>
          <table:table-cell table:number-columns-repeated="998"/>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2"/>
          <table:table-cell table:number-columns-repeated="998"/>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2"/>
          <table:table-cell table:number-columns-repeated="998"/>
        </table:table-row>
        <table:table-row table:style-name="ro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4"/>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2"/>
          <table:table-cell table:number-columns-repeated="998"/>
        </table:table-row>
        <table:table-row table:style-name="ro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4"/>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2"/>
          <table:table-cell table:number-columns-repeated="998"/>
        </table:table-row>
        <table:table-row table:style-name="ro5">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If you've played a 'non-attack' action card this turn, create a Runechant token.</text:p>
            <text:p/>
            <text:p>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4"/>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2"/>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2"/>
          <table:table-cell table:number-columns-repeated="998"/>
        </table:table-row>
        <table:table-row table:style-name="ro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4"/>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2"/>
          <table:table-cell table:number-columns-repeated="998"/>
        </table:table-row>
        <table:table-row table:style-name="ro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2"/>
          <table:table-cell table:number-columns-repeated="998"/>
        </table:table-row>
        <table:table-row table:style-name="ro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2"/>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2"/>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2"/>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2"/>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2"/>
          <table:table-cell table:number-columns-repeated="998"/>
        </table:table-row>
        <table:table-row table:style-name="ro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2"/>
          <table:table-cell table:number-columns-repeated="998"/>
        </table:table-row>
        <table:table-row table:style-name="ro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2"/>
          <table:table-cell table:number-columns-repeated="998"/>
        </table:table-row>
        <table:table-row table:style-name="ro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2"/>
          <table:table-cell table:number-columns-repeated="998"/>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2"/>
          <table:table-cell table:number-columns-repeated="998"/>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2"/>
          <table:table-cell table:number-columns-repeated="998"/>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2"/>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4"/>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2"/>
          <table:table-cell table:number-columns-repeated="998"/>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4"/>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2"/>
          <table:table-cell table:number-columns-repeated="998"/>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4"/>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2"/>
          <table:table-cell table:number-columns-repeated="998"/>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4"/>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2"/>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4"/>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2"/>
          <table:table-cell table:number-columns-repeated="998"/>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2"/>
          <table:table-cell table:number-columns-repeated="998"/>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2"/>
          <table:table-cell table:number-columns-repeated="998"/>
        </table:table-row>
        <table:table-row table:style-name="ro7">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1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2"/>
          <table:table-cell table:number-columns-repeated="998"/>
        </table:table-row>
        <table:table-row table:style-name="ro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2"/>
          <table:table-cell table:number-columns-repeated="998"/>
        </table:table-row>
        <table:table-row table:style-name="ro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2"/>
          <table:table-cell table:number-columns-repeated="998"/>
        </table:table-row>
        <table:table-row table:style-name="ro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2"/>
          <table:table-cell table:number-columns-repeated="998"/>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2"/>
          <table:table-cell table:number-columns-repeated="998"/>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2"/>
          <table:table-cell table:number-columns-repeated="998"/>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2"/>
          <table:table-cell table:number-columns-repeated="998"/>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2"/>
          <table:table-cell table:number-columns-repeated="998"/>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2"/>
          <table:table-cell table:number-columns-repeated="998"/>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2"/>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4"/>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2"/>
          <table:table-cell table:number-columns-repeated="998"/>
        </table:table-row>
        <table:table-row table:style-name="ro6">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Whenever a hero rolls a 6 sided die, you may destroy Gambler’s Glove. If you do, that hero rerolls the die. *(You decide whether to use Gambler’s Glove after seeing the result of the die roll.)*</text:p>
          </table:table-cell>
          <table:table-cell/>
          <table:table-cell office:value-type="string" calcext:value-type="string">
            <text:p>Generic Equipment – Arms</text:p>
          </table:table-cell>
          <table:table-cell table:number-columns-repeated="4"/>
          <table:table-cell office:value-type="string" calcext:value-type="string">
            <text:p>S C – CRU179 – F, S R – CRU179 – U</text:p>
          </table:table-cell>
          <table:table-cell office:value-type="string" calcext:value-type="string">
            <text:p>https://storage.googleapis.com/fabmaster/media/images/CRU179.width-450.png – CRU179 – F, https://storage.googleapis.com/fabmaster/media/images/U-CRU179.width-450.png - CRU179 – U</text:p>
          </table:table-cell>
          <table:table-cell/>
          <table:table-cell table:style-name="ce12"/>
          <table:table-cell table:number-columns-repeated="998"/>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4"/>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2"/>
          <table:table-cell table:number-columns-repeated="998"/>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4"/>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2"/>
          <table:table-cell table:number-columns-repeated="998"/>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4"/>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2"/>
          <table:table-cell table:number-columns-repeated="998"/>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2"/>
          <table:table-cell table:number-columns-repeated="998"/>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2"/>
          <table:table-cell table:number-columns-repeated="998"/>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2"/>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4"/>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2"/>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4"/>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2"/>
          <table:table-cell table:number-columns-repeated="998"/>
        </table:table-row>
        <table:table-row table:style-name="ro6">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4"/>
          <table:table-cell office:value-type="string" calcext:value-type="string">
            <text:p>S R – CRU188 – F, S R – CRU188 – U</text:p>
          </table:table-cell>
          <table:table-cell office:value-type="string" calcext:value-type="string">
            <text:p>https://storage.googleapis.com/fabmaster/media/images/CRU188.width-450.png – CRU188 – F, https://storage.googleapis.com/fabmaster/media/images/U-CRU188.width-450.png - CRU188 – U</text:p>
          </table:table-cell>
          <table:table-cell/>
          <table:table-cell table:style-name="ce12"/>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4"/>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2"/>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4"/>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2"/>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4"/>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2"/>
          <table:table-cell table:number-columns-repeated="998"/>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2"/>
          <table:table-cell table:number-columns-repeated="998"/>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2"/>
          <table:table-cell table:number-columns-repeated="998"/>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2"/>
          <table:table-cell table:number-columns-repeated="998"/>
        </table:table-row>
        <table:table-row table:style-name="ro8">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4"/>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2"/>
          <table:table-cell table:number-columns-repeated="998"/>
        </table:table-row>
        <table:table-row table:style-name="ro1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2"/>
          <table:table-cell table:number-columns-repeated="998"/>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2"/>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2"/>
          <table:table-cell table:number-columns-repeated="998"/>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4"/>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2"/>
          <table:table-cell table:number-columns-repeated="998"/>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4"/>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2"/>
          <table:table-cell table:number-columns-repeated="998"/>
        </table:table-row>
        <table:table-row table:style-name="ro1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4 – F, R – MON0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2"/>
          <table:table-cell table:number-columns-repeated="998"/>
        </table:table-row>
        <table:table-row table:style-name="ro14">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4"/>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2"/>
          <table:table-cell table:number-columns-repeated="998"/>
        </table:table-row>
        <table:table-row table:style-name="ro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2"/>
          <table:table-cell table:number-columns-repeated="998"/>
        </table:table-row>
        <table:table-row table:style-name="ro13">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4"/>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2"/>
          <table:table-cell table:number-columns-repeated="998"/>
        </table:table-row>
        <table:table-row table:style-name="ro1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2"/>
          <table:table-cell table:number-columns-repeated="998"/>
        </table:table-row>
        <table:table-row table:style-name="ro1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2"/>
          <table:table-cell table:number-columns-repeated="998"/>
        </table:table-row>
        <table:table-row table:style-name="ro1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2"/>
          <table:table-cell table:number-columns-repeated="998"/>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1 – F, S R – MON011 – U</text:p>
          </table:table-cell>
          <table:table-cell office:value-type="string" calcext:value-type="string">
            <text:p>https://storage.googleapis.com/fabmaster/media/images/MON011.width-450.png - MON011 - F, https://storage.googleapis.com/fabmaster/media/images/U-MON011.width-450.png - MON011 – U</text:p>
          </table:table-cell>
          <table:table-cell/>
          <table:table-cell table:style-name="ce12"/>
          <table:table-cell table:number-columns-repeated="998"/>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2"/>
          <table:table-cell table:number-columns-repeated="998"/>
        </table:table-row>
        <table:table-row table:style-name="ro1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2"/>
          <table:table-cell table:number-columns-repeated="998"/>
        </table:table-row>
        <table:table-row table:style-name="ro1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2"/>
          <table:table-cell table:number-columns-repeated="998"/>
        </table:table-row>
        <table:table-row table:style-name="ro1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2"/>
          <table:table-cell table:number-columns-repeated="998"/>
        </table:table-row>
        <table:table-row table:style-name="ro1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2"/>
          <table:table-cell table:number-columns-repeated="998"/>
        </table:table-row>
        <table:table-row table:style-name="ro5">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7 – F, S R – MON017 – U</text:p>
          </table:table-cell>
          <table:table-cell office:value-type="string" calcext:value-type="string">
            <text:p>https://storage.googleapis.com/fabmaster/media/images/MON017.width-450.png - MON017 - F, https://storage.googleapis.com/fabmaster/media/images/U-MON017.width-450.png - MON017 – U</text:p>
          </table:table-cell>
          <table:table-cell/>
          <table:table-cell table:style-name="ce12"/>
          <table:table-cell table:number-columns-repeated="998"/>
        </table:table-row>
        <table:table-row table:style-name="ro5">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8 – F, S R – MON018 – U</text:p>
          </table:table-cell>
          <table:table-cell office:value-type="string" calcext:value-type="string">
            <text:p>https://storage.googleapis.com/fabmaster/media/images/MON018.width-450.png - MON018 - F, https://storage.googleapis.com/fabmaster/media/images/U-MON018.width-450.png - MON018 – U</text:p>
          </table:table-cell>
          <table:table-cell/>
          <table:table-cell table:style-name="ce12"/>
          <table:table-cell table:number-columns-repeated="998"/>
        </table:table-row>
        <table:table-row table:style-name="ro5">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9 – F, S R – MON019 – U</text:p>
          </table:table-cell>
          <table:table-cell office:value-type="string" calcext:value-type="string">
            <text:p>https://storage.googleapis.com/fabmaster/media/images/MON019.width-450.png - MON019 - F, https://storage.googleapis.com/fabmaster/media/images/U-MON019.width-450.png - MON019 – U</text:p>
          </table:table-cell>
          <table:table-cell/>
          <table:table-cell table:style-name="ce12"/>
          <table:table-cell table:number-columns-repeated="998"/>
        </table:table-row>
        <table:table-row table:style-name="ro9">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MON020.width-450.png - MON020 – U</text:p>
          </table:table-cell>
          <table:table-cell/>
          <table:table-cell table:style-name="ce12"/>
          <table:table-cell table:number-columns-repeated="998"/>
        </table:table-row>
        <table:table-row table:style-name="ro9">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2"/>
          <table:table-cell table:number-columns-repeated="998"/>
        </table:table-row>
        <table:table-row table:style-name="ro9">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2"/>
          <table:table-cell table:number-columns-repeated="998"/>
        </table:table-row>
        <table:table-row table:style-name="ro11">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2"/>
          <table:table-cell table:number-columns-repeated="998"/>
        </table:table-row>
        <table:table-row table:style-name="ro11">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2"/>
          <table:table-cell table:number-columns-repeated="998"/>
        </table:table-row>
        <table:table-row table:style-name="ro11">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2"/>
          <table:table-cell table:number-columns-repeated="998"/>
        </table:table-row>
        <table:table-row table:style-name="ro5">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2"/>
          <table:table-cell table:number-columns-repeated="998"/>
        </table:table-row>
        <table:table-row table:style-name="ro5">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2"/>
          <table:table-cell table:number-columns-repeated="998"/>
        </table:table-row>
        <table:table-row table:style-name="ro5">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2"/>
          <table:table-cell table:number-columns-repeated="998"/>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2"/>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2"/>
          <table:table-cell table:number-columns-repeated="998"/>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4"/>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2"/>
          <table:table-cell table:number-columns-repeated="998"/>
        </table:table-row>
        <table:table-row table:style-name="ro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4"/>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2"/>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4"/>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2"/>
          <table:table-cell table:number-columns-repeated="998"/>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4"/>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2"/>
          <table:table-cell table:number-columns-repeated="998"/>
        </table:table-row>
        <table:table-row table:style-name="ro14">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4"/>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2"/>
          <table:table-cell table:number-columns-repeated="998"/>
        </table:table-row>
        <table:table-row table:style-name="ro11">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4"/>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2"/>
          <table:table-cell table:number-columns-repeated="998"/>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2"/>
          <table:table-cell table:number-columns-repeated="998"/>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2"/>
          <table:table-cell table:number-columns-repeated="998"/>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2"/>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2"/>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2"/>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2"/>
          <table:table-cell table:number-columns-repeated="998"/>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2"/>
          <table:table-cell table:number-columns-repeated="998"/>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2"/>
          <table:table-cell table:number-columns-repeated="998"/>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2"/>
          <table:table-cell table:number-columns-repeated="998"/>
        </table:table-row>
        <table:table-row table:style-name="ro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2"/>
          <table:table-cell table:number-columns-repeated="998"/>
        </table:table-row>
        <table:table-row table:style-name="ro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2"/>
          <table:table-cell table:number-columns-repeated="998"/>
        </table:table-row>
        <table:table-row table:style-name="ro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2"/>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2"/>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2"/>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2"/>
          <table:table-cell table:number-columns-repeated="998"/>
        </table:table-row>
        <table:table-row table:style-name="ro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2"/>
          <table:table-cell table:number-columns-repeated="998"/>
        </table:table-row>
        <table:table-row table:style-name="ro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2"/>
          <table:table-cell table:number-columns-repeated="998"/>
        </table:table-row>
        <table:table-row table:style-name="ro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2"/>
          <table:table-cell table:number-columns-repeated="998"/>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2"/>
          <table:table-cell table:number-columns-repeated="998"/>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2"/>
          <table:table-cell table:number-columns-repeated="998"/>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2"/>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4"/>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2"/>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4"/>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2"/>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4"/>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2"/>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4"/>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2"/>
          <table:table-cell table:number-columns-repeated="998"/>
        </table:table-row>
        <table:table-row table:style-name="ro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4"/>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2"/>
          <table:table-cell table:number-columns-repeated="998"/>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4"/>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2"/>
          <table:table-cell table:number-columns-repeated="998"/>
        </table:table-row>
        <table:table-row table:style-name="ro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4"/>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2"/>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4"/>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2"/>
          <table:table-cell table:number-columns-repeated="998"/>
        </table:table-row>
        <table:table-row table:style-name="ro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4"/>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2"/>
          <table:table-cell table:number-columns-repeated="998"/>
        </table:table-row>
        <table:table-row table:style-name="ro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2"/>
          <table:table-cell table:number-columns-repeated="998"/>
        </table:table-row>
        <table:table-row table:style-name="ro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2"/>
          <table:table-cell table:number-columns-repeated="998"/>
        </table:table-row>
        <table:table-row table:style-name="ro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2"/>
          <table:table-cell table:number-columns-repeated="998"/>
        </table:table-row>
        <table:table-row table:style-name="ro5">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2"/>
          <table:table-cell table:number-columns-repeated="998"/>
        </table:table-row>
        <table:table-row table:style-name="ro5">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2"/>
          <table:table-cell table:number-columns-repeated="998"/>
        </table:table-row>
        <table:table-row table:style-name="ro5">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2"/>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2"/>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2"/>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2"/>
          <table:table-cell table:number-columns-repeated="998"/>
        </table:table-row>
        <table:table-row table:style-name="ro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2"/>
          <table:table-cell table:number-columns-repeated="998"/>
        </table:table-row>
        <table:table-row table:style-name="ro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2"/>
          <table:table-cell table:number-columns-repeated="998"/>
        </table:table-row>
        <table:table-row table:style-name="ro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2"/>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2"/>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2"/>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2"/>
          <table:table-cell table:number-columns-repeated="998"/>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2"/>
          <table:table-cell table:number-columns-repeated="998"/>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2"/>
          <table:table-cell table:number-columns-repeated="998"/>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2"/>
          <table:table-cell table:number-columns-repeated="998"/>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4"/>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2"/>
          <table:table-cell table:number-columns-repeated="998"/>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4"/>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2"/>
          <table:table-cell table:number-columns-repeated="998"/>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4"/>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2"/>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4"/>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2"/>
          <table:table-cell table:number-columns-repeated="998"/>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4"/>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2"/>
          <table:table-cell table:number-columns-repeated="998"/>
        </table:table-row>
        <table:table-row table:style-name="ro1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4"/>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2"/>
          <table:table-cell table:number-columns-repeated="998"/>
        </table:table-row>
        <table:table-row table:style-name="ro5">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4"/>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2"/>
          <table:table-cell table:number-columns-repeated="998"/>
        </table:table-row>
        <table:table-row table:style-name="ro9">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4"/>
          <table:table-cell office:value-type="string" calcext:value-type="string">
            <text:p>S R – MON091 – F, S R – MON091 – U</text:p>
          </table:table-cell>
          <table:table-cell office:value-type="string" calcext:value-type="string">
            <text:p>https://storage.googleapis.com/fabmaster/media/images/MON091.width-450.png - MON091 - F, https://storage.googleapis.com/fabmaster/media/images/U-MON091.width-450.png - MON091 – U</text:p>
          </table:table-cell>
          <table:table-cell/>
          <table:table-cell table:style-name="ce12"/>
          <table:table-cell table:number-columns-repeated="998"/>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2"/>
          <table:table-cell table:number-columns-repeated="998"/>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2"/>
          <table:table-cell table:number-columns-repeated="998"/>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2"/>
          <table:table-cell table:number-columns-repeated="998"/>
        </table:table-row>
        <table:table-row table:style-name="ro5">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2"/>
          <table:table-cell table:number-columns-repeated="998"/>
        </table:table-row>
        <table:table-row table:style-name="ro5">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2"/>
          <table:table-cell table:number-columns-repeated="998"/>
        </table:table-row>
        <table:table-row table:style-name="ro5">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2"/>
          <table:table-cell table:number-columns-repeated="998"/>
        </table:table-row>
        <table:table-row table:style-name="ro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2"/>
          <table:table-cell table:number-columns-repeated="998"/>
        </table:table-row>
        <table:table-row table:style-name="ro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2"/>
          <table:table-cell table:number-columns-repeated="998"/>
        </table:table-row>
        <table:table-row table:style-name="ro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2"/>
          <table:table-cell table:number-columns-repeated="998"/>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2"/>
          <table:table-cell table:number-columns-repeated="998"/>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2"/>
          <table:table-cell table:number-columns-repeated="998"/>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 https://storage.googleapis.com/fabmaster/media/images/EVR153.width-450.png - EVR153 – F</text:p>
          </table:table-cell>
          <table:table-cell/>
          <table:table-cell table:style-name="ce12"/>
          <table:table-cell table:number-columns-repeated="998"/>
        </table:table-row>
        <table:table-row table:style-name="ro3">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4"/>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text:p>
          </table:table-cell>
          <table:table-cell/>
          <table:table-cell table:style-name="ce12"/>
          <table:table-cell table:number-columns-repeated="998"/>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2"/>
          <table:table-cell table:number-columns-repeated="998"/>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2"/>
          <table:table-cell table:number-columns-repeated="998"/>
        </table:table-row>
        <table:table-row table:style-name="ro5">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2"/>
          <table:table-cell table:number-columns-repeated="998"/>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2"/>
          <table:table-cell table:number-columns-repeated="998"/>
        </table:table-row>
        <table:table-row table:style-name="ro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4"/>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2"/>
          <table:table-cell table:number-columns-repeated="998"/>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2"/>
          <table:table-cell table:number-columns-repeated="998"/>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2"/>
          <table:table-cell table:number-columns-repeated="998"/>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2"/>
          <table:table-cell table:number-columns-repeated="998"/>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2"/>
          <table:table-cell table:number-columns-repeated="998"/>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2"/>
          <table:table-cell table:number-columns-repeated="998"/>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2"/>
          <table:table-cell table:number-columns-repeated="998"/>
        </table:table-row>
        <table:table-row table:style-name="ro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2"/>
          <table:table-cell table:number-columns-repeated="998"/>
        </table:table-row>
        <table:table-row table:style-name="ro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2"/>
          <table:table-cell table:number-columns-repeated="998"/>
        </table:table-row>
        <table:table-row table:style-name="ro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2"/>
          <table:table-cell table:number-columns-repeated="998"/>
        </table:table-row>
        <table:table-row table:style-name="ro1">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2"/>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ON119.width-450.png - MON119 - F, https://storage.googleapis.com/fabmaster/media/images/U-MON119.width-450.png - MON119 – U</text:p>
          </table:table-cell>
          <table:table-cell/>
          <table:table-cell table:style-name="ce12"/>
          <table:table-cell table:number-columns-repeated="998"/>
        </table:table-row>
        <table:table-row table:style-name="ro1">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4"/>
          <table:table-cell office:value-type="string" calcext:value-type="string">
            <text:p>S – MON120 – F, S – MON120 – U</text:p>
          </table:table-cell>
          <table:table-cell office:value-type="string" calcext:value-type="string">
            <text:p>https://storage.googleapis.com/fabmaster/media/images/MON120.width-450.png - MON120 - F, https://storage.googleapis.com/fabmaster/media/images/U-MON120.width-450.png - MON120 – U</text:p>
          </table:table-cell>
          <table:table-cell/>
          <table:table-cell table:style-name="ce12"/>
          <table:table-cell table:number-columns-repeated="998"/>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4"/>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2"/>
          <table:table-cell table:number-columns-repeated="998"/>
        </table:table-row>
        <table:table-row table:style-name="ro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4"/>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2"/>
          <table:table-cell table:number-columns-repeated="998"/>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2"/>
          <table:table-cell table:number-columns-repeated="998"/>
        </table:table-row>
        <table:table-row table:style-name="ro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4 – F, R – MON124 – F,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2"/>
          <table:table-cell table:number-columns-repeated="998"/>
        </table:table-row>
        <table:table-row table:style-name="ro5">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5 – F, S R – MON125 – U</text:p>
          </table:table-cell>
          <table:table-cell office:value-type="string" calcext:value-type="string">
            <text:p>https://storage.googleapis.com/fabmaster/media/images/MON125.width-450.png - MON125 - F, https://storage.googleapis.com/fabmaster/media/images/U-MON125.width-450.png - MON125 – U</text:p>
          </table:table-cell>
          <table:table-cell/>
          <table:table-cell table:style-name="ce12"/>
          <table:table-cell table:number-columns-repeated="998"/>
        </table:table-row>
        <table:table-row table:style-name="ro9">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6 – F, S R – MON126 – U</text:p>
          </table:table-cell>
          <table:table-cell office:value-type="string" calcext:value-type="string">
            <text:p>https://storage.googleapis.com/fabmaster/media/images/MON126.width-450.png - MON126 - F, https://storage.googleapis.com/fabmaster/media/images/U-MON126.width-450.png - MON126 – U</text:p>
          </table:table-cell>
          <table:table-cell/>
          <table:table-cell table:style-name="ce12"/>
          <table:table-cell table:number-columns-repeated="998"/>
        </table:table-row>
        <table:table-row table:style-name="ro9">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7 – F, S R – MON127 – U</text:p>
          </table:table-cell>
          <table:table-cell office:value-type="string" calcext:value-type="string">
            <text:p>https://storage.googleapis.com/fabmaster/media/images/MON127.width-450.png - MON127 - F, https://storage.googleapis.com/fabmaster/media/images/U-MON127.width-450.png - MON127 – U</text:p>
          </table:table-cell>
          <table:table-cell/>
          <table:table-cell table:style-name="ce12"/>
          <table:table-cell table:number-columns-repeated="998"/>
        </table:table-row>
        <table:table-row table:style-name="ro9">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8 – F, S R – MON128 – U</text:p>
          </table:table-cell>
          <table:table-cell office:value-type="string" calcext:value-type="string">
            <text:p>https://storage.googleapis.com/fabmaster/media/images/MON128.width-450.png - MON128 - F, https://storage.googleapis.com/fabmaster/media/images/U-MON128.width-450.png - MON128 – U</text:p>
          </table:table-cell>
          <table:table-cell/>
          <table:table-cell table:style-name="ce12"/>
          <table:table-cell table:number-columns-repeated="998"/>
        </table:table-row>
        <table:table-row table:style-name="ro12">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2"/>
          <table:table-cell table:number-columns-repeated="998"/>
        </table:table-row>
        <table:table-row table:style-name="ro12">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2"/>
          <table:table-cell table:number-columns-repeated="998"/>
        </table:table-row>
        <table:table-row table:style-name="ro12">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U-MON131.width-450.png - MON131 – U</text:p>
          </table:table-cell>
          <table:table-cell/>
          <table:table-cell table:style-name="ce12"/>
          <table:table-cell table:number-columns-repeated="998"/>
        </table:table-row>
        <table:table-row table:style-name="ro1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4"/>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2"/>
          <table:table-cell table:number-columns-repeated="998"/>
        </table:table-row>
        <table:table-row table:style-name="ro1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2"/>
          <table:table-cell table:number-columns-repeated="998"/>
        </table:table-row>
        <table:table-row table:style-name="ro1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2"/>
          <table:table-cell table:number-columns-repeated="998"/>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2"/>
          <table:table-cell table:number-columns-repeated="998"/>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2"/>
          <table:table-cell table:number-columns-repeated="998"/>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2"/>
          <table:table-cell table:number-columns-repeated="998"/>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2"/>
          <table:table-cell table:number-columns-repeated="998"/>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2"/>
          <table:table-cell table:number-columns-repeated="998"/>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2"/>
          <table:table-cell table:number-columns-repeated="998"/>
        </table:table-row>
        <table:table-row table:style-name="ro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2"/>
          <table:table-cell table:number-columns-repeated="998"/>
        </table:table-row>
        <table:table-row table:style-name="ro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2"/>
          <table:table-cell table:number-columns-repeated="998"/>
        </table:table-row>
        <table:table-row table:style-name="ro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2"/>
          <table:table-cell table:number-columns-repeated="998"/>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2"/>
          <table:table-cell table:number-columns-repeated="998"/>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2"/>
          <table:table-cell table:number-columns-repeated="998"/>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2"/>
          <table:table-cell table:number-columns-repeated="998"/>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2"/>
          <table:table-cell table:number-columns-repeated="998"/>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2"/>
          <table:table-cell table:number-columns-repeated="998"/>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2"/>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2"/>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2"/>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2"/>
          <table:table-cell table:number-columns-repeated="998"/>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2"/>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2"/>
          <table:table-cell table:number-columns-repeated="998"/>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4"/>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2"/>
          <table:table-cell table:number-columns-repeated="998"/>
        </table:table-row>
        <table:table-row table:style-name="ro5">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4"/>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2"/>
          <table:table-cell table:number-columns-repeated="998"/>
        </table:table-row>
        <table:table-row table:style-name="ro1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2"/>
          <table:table-cell table:number-columns-repeated="998"/>
        </table:table-row>
        <table:table-row table:style-name="ro1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4"/>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2"/>
          <table:table-cell table:number-columns-repeated="998"/>
        </table:table-row>
        <table:table-row table:style-name="ro1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4"/>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2"/>
          <table:table-cell table:number-columns-repeated="998"/>
        </table:table-row>
        <table:table-row table:style-name="ro1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2"/>
          <table:table-cell table:number-columns-repeated="998"/>
        </table:table-row>
        <table:table-row table:style-name="ro1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2"/>
          <table:table-cell table:number-columns-repeated="998"/>
        </table:table-row>
        <table:table-row table:style-name="ro1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2"/>
          <table:table-cell table:number-columns-repeated="998"/>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2"/>
          <table:table-cell table:number-columns-repeated="998"/>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2"/>
          <table:table-cell table:number-columns-repeated="998"/>
        </table:table-row>
        <table:table-row table:style-name="ro7">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1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2"/>
          <table:table-cell table:number-columns-repeated="998"/>
        </table:table-row>
        <table:table-row table:style-name="ro11">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2"/>
          <table:table-cell table:number-columns-repeated="998"/>
        </table:table-row>
        <table:table-row table:style-name="ro11">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2"/>
          <table:table-cell table:number-columns-repeated="998"/>
        </table:table-row>
        <table:table-row table:style-name="ro11">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2"/>
          <table:table-cell table:number-columns-repeated="998"/>
        </table:table-row>
        <table:table-row table:style-name="ro5">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2"/>
          <table:table-cell table:number-columns-repeated="998"/>
        </table:table-row>
        <table:table-row table:style-name="ro5">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2"/>
          <table:table-cell table:number-columns-repeated="998"/>
        </table:table-row>
        <table:table-row table:style-name="ro5">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2"/>
          <table:table-cell table:number-columns-repeated="998"/>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2"/>
          <table:table-cell table:number-columns-repeated="998"/>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2"/>
          <table:table-cell table:number-columns-repeated="998"/>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2"/>
          <table:table-cell table:number-columns-repeated="998"/>
        </table:table-row>
        <table:table-row table:style-name="ro5">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2"/>
          <table:table-cell table:number-columns-repeated="998"/>
        </table:table-row>
        <table:table-row table:style-name="ro5">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2"/>
          <table:table-cell table:number-columns-repeated="998"/>
        </table:table-row>
        <table:table-row table:style-name="ro5">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2"/>
          <table:table-cell table:number-columns-repeated="998"/>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2"/>
          <table:table-cell table:number-columns-repeated="998"/>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2"/>
          <table:table-cell table:number-columns-repeated="998"/>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2"/>
          <table:table-cell table:number-columns-repeated="998"/>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2"/>
          <table:table-cell table:number-columns-repeated="998"/>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2"/>
          <table:table-cell table:number-columns-repeated="998"/>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2"/>
          <table:table-cell table:number-columns-repeated="998"/>
        </table:table-row>
        <table:table-row table:style-name="ro11">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width-450.png - MON183 - F, https://storage.googleapis.com/fabmaster/media/images/U-MON183.width-450.png - MON183 – U</text:p>
          </table:table-cell>
          <table:table-cell/>
          <table:table-cell table:style-name="ce12"/>
          <table:table-cell table:number-columns-repeated="998"/>
        </table:table-row>
        <table:table-row table:style-name="ro11">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1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U-MON184.width-450.png - MON184 – U</text:p>
          </table:table-cell>
          <table:table-cell/>
          <table:table-cell table:style-name="ce12"/>
          <table:table-cell table:number-columns-repeated="998"/>
        </table:table-row>
        <table:table-row table:style-name="ro11">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0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U-MON185.width-450.png - MON185 – U</text:p>
          </table:table-cell>
          <table:table-cell/>
          <table:table-cell table:style-name="ce12"/>
          <table:table-cell table:number-columns-repeated="998"/>
        </table:table-row>
        <table:table-row table:style-name="ro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4"/>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2"/>
          <table:table-cell table:number-columns-repeated="998"/>
        </table:table-row>
        <table:table-row table:style-name="ro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4"/>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2"/>
          <table:table-cell table:number-columns-repeated="998"/>
        </table:table-row>
        <table:table-row table:style-name="ro5">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4"/>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2"/>
          <table:table-cell table:number-columns-repeated="998"/>
        </table:table-row>
        <table:table-row table:style-name="ro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4"/>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2"/>
          <table:table-cell table:number-columns-repeated="998"/>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4"/>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2"/>
          <table:table-cell table:number-columns-repeated="998"/>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4"/>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2"/>
          <table:table-cell table:number-columns-repeated="998"/>
        </table:table-row>
        <table:table-row table:style-name="ro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4"/>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2"/>
          <table:table-cell table:number-columns-repeated="998"/>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4"/>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2"/>
          <table:table-cell table:number-columns-repeated="998"/>
        </table:table-row>
        <table:table-row table:style-name="ro5">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4"/>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2"/>
          <table:table-cell table:number-columns-repeated="998"/>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2"/>
          <table:table-cell table:number-columns-repeated="998"/>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2"/>
          <table:table-cell table:number-columns-repeated="998"/>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2"/>
          <table:table-cell table:number-columns-repeated="998"/>
        </table:table-row>
        <table:table-row table:style-name="ro11">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4"/>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2"/>
          <table:table-cell table:number-columns-repeated="998"/>
        </table:table-row>
        <table:table-row table:style-name="ro1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4"/>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2"/>
          <table:table-cell table:number-columns-repeated="998"/>
        </table:table-row>
        <table:table-row table:style-name="ro1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2"/>
          <table:table-cell table:number-columns-repeated="998"/>
        </table:table-row>
        <table:table-row table:style-name="ro1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2"/>
          <table:table-cell table:number-columns-repeated="998"/>
        </table:table-row>
        <table:table-row table:style-name="ro1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2"/>
          <table:table-cell table:number-columns-repeated="998"/>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2"/>
          <table:table-cell table:number-columns-repeated="998"/>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2"/>
          <table:table-cell table:number-columns-repeated="998"/>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2"/>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2"/>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2"/>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2"/>
          <table:table-cell table:number-columns-repeated="998"/>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2"/>
          <table:table-cell table:number-columns-repeated="998"/>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2"/>
          <table:table-cell table:number-columns-repeated="998"/>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2"/>
          <table:table-cell table:number-columns-repeated="998"/>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2"/>
          <table:table-cell table:number-columns-repeated="998"/>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2"/>
          <table:table-cell table:number-columns-repeated="998"/>
        </table:table-row>
        <table:table-row table:style-name="ro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U-MON214.width-450.png - MON214 – U</text:p>
          </table:table-cell>
          <table:table-cell/>
          <table:table-cell table:style-name="ce12"/>
          <table:table-cell table:number-columns-repeated="998"/>
        </table:table-row>
        <table:table-row table:style-name="ro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2"/>
          <table:table-cell table:number-columns-repeated="998"/>
        </table:table-row>
        <table:table-row table:style-name="ro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2"/>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2"/>
          <table:table-cell table:number-columns-repeated="998"/>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4"/>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2"/>
          <table:table-cell table:number-columns-repeated="998"/>
        </table:table-row>
        <table:table-row table:style-name="ro1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4"/>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2"/>
          <table:table-cell table:number-columns-repeated="998"/>
        </table:table-row>
        <table:table-row table:style-name="ro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4"/>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2"/>
          <table:table-cell table:number-columns-repeated="998"/>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4"/>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2"/>
          <table:table-cell table:number-columns-repeated="998"/>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4"/>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2"/>
          <table:table-cell table:number-columns-repeated="998"/>
        </table:table-row>
        <table:table-row table:style-name="ro5">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3 – F, S R – MON223 – U</text:p>
          </table:table-cell>
          <table:table-cell office:value-type="string" calcext:value-type="string">
            <text:p>https://storage.googleapis.com/fabmaster/media/images/MON223.width-450.png - MON223 - F, https://storage.googleapis.com/fabmaster/media/images/U-MON223.width-450.png - MON223 – U</text:p>
          </table:table-cell>
          <table:table-cell/>
          <table:table-cell table:style-name="ce12"/>
          <table:table-cell table:number-columns-repeated="998"/>
        </table:table-row>
        <table:table-row table:style-name="ro5">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4 – F, S R – MON224 – U</text:p>
          </table:table-cell>
          <table:table-cell office:value-type="string" calcext:value-type="string">
            <text:p>https://storage.googleapis.com/fabmaster/media/images/MON224.width-450.png - MON224 - F, https://storage.googleapis.com/fabmaster/media/images/U-MON224.width-450.png - MON224 – U</text:p>
          </table:table-cell>
          <table:table-cell/>
          <table:table-cell table:style-name="ce12"/>
          <table:table-cell table:number-columns-repeated="998"/>
        </table:table-row>
        <table:table-row table:style-name="ro5">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5 – F, S R – MON225 – U</text:p>
          </table:table-cell>
          <table:table-cell office:value-type="string" calcext:value-type="string">
            <text:p>https://storage.googleapis.com/fabmaster/media/images/MON225.width-450.png - MON225 - F, https://storage.googleapis.com/fabmaster/media/images/U-MON225.width-450.png - MON225 – U</text:p>
          </table:table-cell>
          <table:table-cell/>
          <table:table-cell table:style-name="ce12"/>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2"/>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2"/>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2"/>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4"/>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2"/>
          <table:table-cell table:number-columns-repeated="998"/>
        </table:table-row>
        <table:table-row table:style-name="ro5">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4"/>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2"/>
          <table:table-cell table:number-columns-repeated="998"/>
        </table:table-row>
        <table:table-row table:style-name="ro1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4"/>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2"/>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2"/>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2"/>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2"/>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2"/>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2"/>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2"/>
          <table:table-cell table:number-columns-repeated="998"/>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2"/>
          <table:table-cell table:number-columns-repeated="998"/>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2"/>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2"/>
          <table:table-cell table:number-columns-repeated="998"/>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4"/>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2"/>
          <table:table-cell table:number-columns-repeated="998"/>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2"/>
          <table:table-cell table:number-columns-repeated="998"/>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2"/>
          <table:table-cell table:number-columns-repeated="998"/>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2"/>
          <table:table-cell table:number-columns-repeated="998"/>
        </table:table-row>
        <table:table-row table:style-name="ro5">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4"/>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2"/>
          <table:table-cell table:number-columns-repeated="998"/>
        </table:table-row>
        <table:table-row table:style-name="ro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4"/>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2"/>
          <table:table-cell table:number-columns-repeated="998"/>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4"/>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2"/>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2"/>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2"/>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2"/>
          <table:table-cell table:number-columns-repeated="998"/>
        </table:table-row>
        <table:table-row table:style-name="ro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2"/>
          <table:table-cell table:number-columns-repeated="998"/>
        </table:table-row>
        <table:table-row table:style-name="ro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2"/>
          <table:table-cell table:number-columns-repeated="998"/>
        </table:table-row>
        <table:table-row table:style-name="ro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2"/>
          <table:table-cell table:number-columns-repeated="998"/>
        </table:table-row>
        <table:table-row table:style-name="ro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2"/>
          <table:table-cell table:number-columns-repeated="998"/>
        </table:table-row>
        <table:table-row table:style-name="ro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2"/>
          <table:table-cell table:number-columns-repeated="998"/>
        </table:table-row>
        <table:table-row table:style-name="ro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2"/>
          <table:table-cell table:number-columns-repeated="998"/>
        </table:table-row>
        <table:table-row table:style-name="ro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2"/>
          <table:table-cell table:number-columns-repeated="998"/>
        </table:table-row>
        <table:table-row table:style-name="ro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2"/>
          <table:table-cell table:number-columns-repeated="998"/>
        </table:table-row>
        <table:table-row table:style-name="ro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2"/>
          <table:table-cell table:number-columns-repeated="998"/>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2"/>
          <table:table-cell table:number-columns-repeated="998"/>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2"/>
          <table:table-cell table:number-columns-repeated="998"/>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2"/>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2"/>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2"/>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2"/>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2"/>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2"/>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2"/>
          <table:table-cell table:number-columns-repeated="998"/>
        </table:table-row>
        <table:table-row table:style-name="ro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2"/>
          <table:table-cell table:number-columns-repeated="998"/>
        </table:table-row>
        <table:table-row table:style-name="ro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2"/>
          <table:table-cell table:number-columns-repeated="998"/>
        </table:table-row>
        <table:table-row table:style-name="ro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2"/>
          <table:table-cell table:number-columns-repeated="998"/>
        </table:table-row>
        <table:table-row table:style-name="ro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2"/>
          <table:table-cell table:number-columns-repeated="998"/>
        </table:table-row>
        <table:table-row table:style-name="ro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2"/>
          <table:table-cell table:number-columns-repeated="998"/>
        </table:table-row>
        <table:table-row table:style-name="ro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2"/>
          <table:table-cell table:number-columns-repeated="998"/>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2"/>
          <table:table-cell table:number-columns-repeated="998"/>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2"/>
          <table:table-cell table:number-columns-repeated="998"/>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2"/>
          <table:table-cell table:number-columns-repeated="998"/>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2"/>
          <table:table-cell table:number-columns-repeated="998"/>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2"/>
          <table:table-cell table:number-columns-repeated="998"/>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2"/>
          <table:table-cell table:number-columns-repeated="998"/>
        </table:table-row>
        <table:table-row table:style-name="ro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2"/>
          <table:table-cell table:number-columns-repeated="998"/>
        </table:table-row>
        <table:table-row table:style-name="ro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2"/>
          <table:table-cell table:number-columns-repeated="998"/>
        </table:table-row>
        <table:table-row table:style-name="ro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2"/>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2"/>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2"/>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2"/>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2"/>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2"/>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2"/>
          <table:table-cell table:number-columns-repeated="998"/>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2"/>
          <table:table-cell table:number-columns-repeated="998"/>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2"/>
          <table:table-cell table:number-columns-repeated="998"/>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2"/>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2"/>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2"/>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2"/>
          <table:table-cell table:number-columns-repeated="998"/>
        </table:table-row>
        <table:table-row table:style-name="ro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2"/>
          <table:table-cell table:number-columns-repeated="998"/>
        </table:table-row>
        <table:table-row table:style-name="ro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2"/>
          <table:table-cell table:number-columns-repeated="998"/>
        </table:table-row>
        <table:table-row table:style-name="ro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2"/>
          <table:table-cell table:number-columns-repeated="998"/>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2"/>
          <table:table-cell table:number-columns-repeated="998"/>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2"/>
          <table:table-cell table:number-columns-repeated="998"/>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2"/>
          <table:table-cell table:number-columns-repeated="998"/>
        </table:table-row>
        <table:table-row table:style-name="ro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2"/>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2"/>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2"/>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2"/>
          <table:table-cell table:number-columns-repeated="998"/>
        </table:table-row>
        <table:table-row table:style-name="ro15">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1000"/>
        </table:table-row>
        <table:table-row table:style-name="ro9">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1000"/>
        </table:table-row>
        <table:table-row table:style-name="ro9">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4"/>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1000"/>
        </table:table-row>
        <table:table-row table:style-name="ro6">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4"/>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1000"/>
        </table:table-row>
        <table:table-row table:style-name="ro15">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4"/>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1000"/>
        </table:table-row>
        <table:table-row table:style-name="ro5">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4"/>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1000"/>
        </table:table-row>
        <table:table-row table:style-name="ro12">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4"/>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1000"/>
        </table:table-row>
        <table:table-row table:style-name="ro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1000"/>
        </table:table-row>
        <table:table-row table:style-name="ro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1000"/>
        </table:table-row>
        <table:table-row table:style-name="ro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1000"/>
        </table:table-row>
        <table:table-row table:style-name="ro6">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1000"/>
        </table:table-row>
        <table:table-row table:style-name="ro6">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1000"/>
        </table:table-row>
        <table:table-row table:style-name="ro6">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1000"/>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1000"/>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1000"/>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1000"/>
        </table:table-row>
        <table:table-row table:style-name="ro5">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1000"/>
        </table:table-row>
        <table:table-row table:style-name="ro5">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U-ELE017.width-450.png – ELE017 – U</text:p>
          </table:table-cell>
          <table:table-cell table:number-columns-repeated="1000"/>
        </table:table-row>
        <table:table-row table:style-name="ro5">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1000"/>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1000"/>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1000"/>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1000"/>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1000"/>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1000"/>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1000"/>
        </table:table-row>
        <table:table-row table:style-name="ro12">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1000"/>
        </table:table-row>
        <table:table-row table:style-name="ro12">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1000"/>
        </table:table-row>
        <table:table-row table:style-name="ro12">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1000"/>
        </table:table-row>
        <table:table-row table:style-name="ro11">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1000"/>
        </table:table-row>
        <table:table-row table:style-name="ro11">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4"/>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1000"/>
        </table:table-row>
        <table:table-row table:style-name="ro11">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4"/>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1000"/>
        </table:table-row>
        <table:table-row table:style-name="ro5">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2"/>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1000"/>
        </table:table-row>
        <table:table-row table:style-name="ro5">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4"/>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1000"/>
        </table:table-row>
        <table:table-row table:style-name="ro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4"/>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1000"/>
        </table:table-row>
        <table:table-row table:style-name="ro5">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text:p>- It gains **go again** until end of turn.</text:p>
          </table:table-cell>
          <table:table-cell/>
          <table:table-cell office:value-type="string" calcext:value-type="string">
            <text:p>Elemental Ranger Weapon – Bow (2H)</text:p>
          </table:table-cell>
          <table:table-cell table:number-columns-repeated="4"/>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1000"/>
        </table:table-row>
        <table:table-row table:style-name="ro13">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4"/>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1000"/>
        </table:table-row>
        <table:table-row table:style-name="ro16">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1000"/>
        </table:table-row>
        <table:table-row table:style-name="ro12">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4"/>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1000"/>
        </table:table-row>
        <table:table-row table:style-name="ro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1000"/>
        </table:table-row>
        <table:table-row table:style-name="ro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1000"/>
        </table:table-row>
        <table:table-row table:style-name="ro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1000"/>
        </table:table-row>
        <table:table-row table:style-name="ro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1000"/>
        </table:table-row>
        <table:table-row table:style-name="ro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1000"/>
        </table:table-row>
        <table:table-row table:style-name="ro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1000"/>
        </table:table-row>
        <table:table-row table:style-name="ro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1000"/>
        </table:table-row>
        <table:table-row table:style-name="ro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1000"/>
        </table:table-row>
        <table:table-row table:style-name="ro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1000"/>
        </table:table-row>
        <table:table-row table:style-name="ro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1000"/>
        </table:table-row>
        <table:table-row table:style-name="ro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1000"/>
        </table:table-row>
        <table:table-row table:style-name="ro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1000"/>
        </table:table-row>
        <table:table-row table:style-name="ro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1000"/>
        </table:table-row>
        <table:table-row table:style-name="ro7">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U-ELE051.width-450.png – ELE051 – U</text:p>
          </table:table-cell>
          <table:table-cell table:number-columns-repeated="1000"/>
        </table:table-row>
        <table:table-row table:style-name="ro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1000"/>
        </table:table-row>
        <table:table-row table:style-name="ro9">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1000"/>
        </table:table-row>
        <table:table-row table:style-name="ro9">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1000"/>
        </table:table-row>
        <table:table-row table:style-name="ro9">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1000"/>
        </table:table-row>
        <table:table-row table:style-name="ro10">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1000"/>
        </table:table-row>
        <table:table-row table:style-name="ro10">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1000"/>
        </table:table-row>
        <table:table-row table:style-name="ro10">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1000"/>
        </table:table-row>
        <table:table-row table:style-name="ro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1000"/>
        </table:table-row>
        <table:table-row table:style-name="ro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1000"/>
        </table:table-row>
        <table:table-row table:style-name="ro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1000"/>
        </table:table-row>
        <table:table-row table:style-name="ro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2"/>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1000"/>
        </table:table-row>
        <table:table-row table:style-name="ro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4"/>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1000"/>
        </table:table-row>
        <table:table-row table:style-name="ro16">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1000"/>
        </table:table-row>
        <table:table-row table:style-name="ro11">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1000"/>
        </table:table-row>
        <table:table-row table:style-name="ro16">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1000"/>
        </table:table-row>
        <table:table-row table:style-name="ro9">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1000"/>
        </table:table-row>
        <table:table-row table:style-name="ro9">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1000"/>
        </table:table-row>
        <table:table-row table:style-name="ro9">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1000"/>
        </table:table-row>
        <table:table-row table:style-name="ro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1000"/>
        </table:table-row>
        <table:table-row table:style-name="ro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1000"/>
        </table:table-row>
        <table:table-row table:style-name="ro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1000"/>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1000"/>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1000"/>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1000"/>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1000"/>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1000"/>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1000"/>
        </table:table-row>
        <table:table-row table:style-name="ro12">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1000"/>
        </table:table-row>
        <table:table-row table:style-name="ro12">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1000"/>
        </table:table-row>
        <table:table-row table:style-name="ro12">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1000"/>
        </table:table-row>
        <table:table-row table:style-name="ro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1000"/>
        </table:table-row>
        <table:table-row table:style-name="ro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1000"/>
        </table:table-row>
        <table:table-row table:style-name="ro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1000"/>
        </table:table-row>
        <table:table-row table:style-name="ro12">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1000"/>
        </table:table-row>
        <table:table-row table:style-name="ro12">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1000"/>
        </table:table-row>
        <table:table-row table:style-name="ro12">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1000"/>
        </table:table-row>
        <table:table-row table:style-name="ro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1000"/>
        </table:table-row>
        <table:table-row table:style-name="ro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1000"/>
        </table:table-row>
        <table:table-row table:style-name="ro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1000"/>
        </table:table-row>
        <table:table-row table:style-name="ro13">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1000"/>
        </table:table-row>
        <table:table-row table:style-name="ro14">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1000"/>
        </table:table-row>
        <table:table-row table:style-name="ro11">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4"/>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1000"/>
        </table:table-row>
        <table:table-row table:style-name="ro6">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1000"/>
        </table:table-row>
        <table:table-row table:style-name="ro6">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1000"/>
        </table:table-row>
        <table:table-row table:style-name="ro6">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1000"/>
        </table:table-row>
        <table:table-row table:style-name="ro5">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1000"/>
        </table:table-row>
        <table:table-row table:style-name="ro5">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1000"/>
        </table:table-row>
        <table:table-row table:style-name="ro5">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1000"/>
        </table:table-row>
        <table:table-row table:style-name="ro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1000"/>
        </table:table-row>
        <table:table-row table:style-name="ro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1000"/>
        </table:table-row>
        <table:table-row table:style-name="ro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1000"/>
        </table:table-row>
        <table:table-row table:style-name="ro8">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1000"/>
        </table:table-row>
        <table:table-row table:style-name="ro8">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1000"/>
        </table:table-row>
        <table:table-row table:style-name="ro8">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1000"/>
        </table:table-row>
        <table:table-row table:style-name="ro8">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1000"/>
        </table:table-row>
        <table:table-row table:style-name="ro8">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1000"/>
        </table:table-row>
        <table:table-row table:style-name="ro8">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1000"/>
        </table:table-row>
        <table:table-row table:style-name="ro6">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4"/>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1000"/>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4"/>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1000"/>
        </table:table-row>
        <table:table-row table:style-name="ro3">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4"/>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1000"/>
        </table:table-row>
        <table:table-row table:style-name="ro6">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4"/>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1000"/>
        </table:table-row>
        <table:table-row table:style-name="ro5">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4"/>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1000"/>
        </table:table-row>
        <table:table-row table:style-name="ro6">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4"/>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1000"/>
        </table:table-row>
        <table:table-row table:style-name="ro6">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4"/>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1000"/>
        </table:table-row>
        <table:table-row table:style-name="ro8">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4"/>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1000"/>
        </table:table-row>
        <table:table-row table:style-name="ro9">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4"/>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1000"/>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4"/>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1000"/>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1000"/>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1000"/>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1000"/>
        </table:table-row>
        <table:table-row table:style-name="ro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4"/>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1000"/>
        </table:table-row>
        <table:table-row table:style-name="ro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4"/>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1000"/>
        </table:table-row>
        <table:table-row table:style-name="ro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4"/>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1000"/>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1000"/>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1000"/>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1000"/>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1000"/>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1000"/>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1000"/>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1000"/>
        </table:table-row>
        <table:table-row table:style-name="ro1">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1000"/>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1000"/>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1000"/>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1000"/>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1000"/>
        </table:table-row>
        <table:table-row table:style-name="ro8">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1000"/>
        </table:table-row>
        <table:table-row table:style-name="ro8">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1000"/>
        </table:table-row>
        <table:table-row table:style-name="ro8">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1000"/>
        </table:table-row>
        <table:table-row table:style-name="ro5">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1000"/>
        </table:table-row>
        <table:table-row table:style-name="ro5">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1000"/>
        </table:table-row>
        <table:table-row table:style-name="ro5">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1000"/>
        </table:table-row>
        <table:table-row table:style-name="ro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4"/>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1000"/>
        </table:table-row>
        <table:table-row table:style-name="ro1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4"/>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1000"/>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4"/>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1000"/>
        </table:table-row>
        <table:table-row table:style-name="ro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4"/>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1000"/>
        </table:table-row>
        <table:table-row table:style-name="ro8">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4"/>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1000"/>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1000"/>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1000"/>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1000"/>
        </table:table-row>
        <table:table-row table:style-name="ro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1000"/>
        </table:table-row>
        <table:table-row table:style-name="ro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1000"/>
        </table:table-row>
        <table:table-row table:style-name="ro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1000"/>
        </table:table-row>
        <table:table-row table:style-name="ro5">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1000"/>
        </table:table-row>
        <table:table-row table:style-name="ro5">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1000"/>
        </table:table-row>
        <table:table-row table:style-name="ro5">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1000"/>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1000"/>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1000"/>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1000"/>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1000"/>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1000"/>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1000"/>
        </table:table-row>
        <table:table-row table:style-name="ro6">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1000"/>
        </table:table-row>
        <table:table-row table:style-name="ro6">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1000"/>
        </table:table-row>
        <table:table-row table:style-name="ro6">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1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1000"/>
        </table:table-row>
        <table:table-row table:style-name="ro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1000"/>
        </table:table-row>
        <table:table-row table:style-name="ro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1000"/>
        </table:table-row>
        <table:table-row table:style-name="ro9">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1000"/>
        </table:table-row>
        <table:table-row table:style-name="ro8">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1000"/>
        </table:table-row>
        <table:table-row table:style-name="ro8">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1000"/>
        </table:table-row>
        <table:table-row table:style-name="ro8">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1000"/>
        </table:table-row>
        <table:table-row table:style-name="ro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4"/>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1000"/>
        </table:table-row>
        <table:table-row table:style-name="ro5">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4"/>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1000"/>
        </table:table-row>
        <table:table-row table:style-name="ro8">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4"/>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1000"/>
        </table:table-row>
        <table:table-row table:style-name="ro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4"/>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1000"/>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4"/>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1000"/>
        </table:table-row>
        <table:table-row table:style-name="ro8">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1000"/>
        </table:table-row>
        <table:table-row table:style-name="ro8">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1000"/>
        </table:table-row>
        <table:table-row table:style-name="ro8">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1000"/>
        </table:table-row>
        <table:table-row table:style-name="ro6">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1000"/>
        </table:table-row>
        <table:table-row table:style-name="ro6">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1000"/>
        </table:table-row>
        <table:table-row table:style-name="ro6">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1000"/>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1000"/>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1000"/>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1000"/>
        </table:table-row>
        <table:table-row table:style-name="ro6">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1000"/>
        </table:table-row>
        <table:table-row table:style-name="ro6">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1000"/>
        </table:table-row>
        <table:table-row table:style-name="ro6">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1000"/>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1000"/>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1000"/>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1000"/>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1000"/>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1000"/>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1000"/>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1000"/>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1000"/>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1000"/>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1000"/>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1000"/>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1000"/>
        </table:table-row>
        <table:table-row table:style-name="ro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4"/>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1000"/>
        </table:table-row>
        <table:table-row table:style-name="ro8">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4"/>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1000"/>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4"/>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1000"/>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4"/>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1000"/>
        </table:table-row>
        <table:table-row table:style-name="ro6">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4"/>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1000"/>
        </table:table-row>
        <table:table-row table:style-name="ro5">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4"/>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1000"/>
        </table:table-row>
        <table:table-row table:style-name="ro5">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4"/>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1000"/>
        </table:table-row>
        <table:table-row table:style-name="ro5">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1000"/>
        </table:table-row>
        <table:table-row table:style-name="ro6">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1000"/>
        </table:table-row>
        <table:table-row table:style-name="ro6">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1000"/>
        </table:table-row>
        <table:table-row table:style-name="ro6">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1000"/>
        </table:table-row>
        <table:table-row table:style-name="ro9">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4"/>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1000"/>
        </table:table-row>
        <table:table-row table:style-name="ro8">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4"/>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1000"/>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1000"/>
        </table:table-row>
        <table:table-row table:style-name="ro5">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1000"/>
        </table:table-row>
        <table:table-row table:style-name="ro5">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1000"/>
        </table:table-row>
        <table:table-row table:style-name="ro5">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1000"/>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1000"/>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1000"/>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1000"/>
        </table:table-row>
        <table:table-row table:style-name="ro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4"/>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1000"/>
        </table:table-row>
        <table:table-row table:style-name="ro10">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2"/>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1000"/>
        </table:table-row>
        <table:table-row table:style-name="ro16">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4"/>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1000"/>
        </table:table-row>
        <table:table-row table:style-name="ro8">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4"/>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1000"/>
        </table:table-row>
        <table:table-row table:style-name="ro5">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4"/>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1000"/>
        </table:table-row>
        <table:table-row table:style-name="ro8">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1000"/>
        </table:table-row>
        <table:table-row table:style-name="ro8">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1000"/>
        </table:table-row>
        <table:table-row table:style-name="ro8">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1000"/>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1000"/>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1000"/>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1000"/>
        </table:table-row>
        <table:table-row table:style-name="ro8">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4"/>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1000"/>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4"/>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1000"/>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4"/>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1000"/>
        </table:table-row>
        <table:table-row table:style-name="ro8">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4"/>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1000"/>
        </table:table-row>
        <table:table-row table:style-name="ro6">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4"/>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1000"/>
        </table:table-row>
        <table:table-row table:style-name="ro9">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4"/>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1000"/>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4"/>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1000"/>
        </table:table-row>
        <table:table-row table:style-name="ro9">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4"/>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1000"/>
        </table:table-row>
        <table:table-row table:style-name="ro8">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4"/>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1000"/>
        </table:table-row>
        <table:table-row table:style-name="ro9">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1000"/>
        </table:table-row>
        <table:table-row table:style-name="ro9">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1000"/>
        </table:table-row>
        <table:table-row table:style-name="ro9">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1000"/>
        </table:table-row>
        <table:table-row table:style-name="ro8">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1000"/>
        </table:table-row>
        <table:table-row table:style-name="ro8">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1000"/>
        </table:table-row>
        <table:table-row table:style-name="ro8">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1000"/>
        </table:table-row>
        <table:table-row table:style-name="ro8">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1000"/>
        </table:table-row>
        <table:table-row table:style-name="ro8">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1000"/>
        </table:table-row>
        <table:table-row table:style-name="ro8">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1000"/>
        </table:table-row>
        <table:table-row table:style-name="ro1">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1000"/>
        </table:table-row>
        <table:table-row table:style-name="ro1">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1000"/>
        </table:table-row>
        <table:table-row table:style-name="ro1">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1000"/>
        </table:table-row>
        <table:table-row table:style-name="ro9">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1000"/>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4"/>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1000"/>
        </table:table-row>
        <table:table-row table:style-name="ro4">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4"/>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1000"/>
        </table:table-row>
        <table:table-row table:style-name="ro5">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4"/>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1000"/>
        </table:table-row>
        <table:table-row table:style-name="ro9">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4"/>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1000"/>
        </table:table-row>
        <table:table-row table:style-name="ro6">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4"/>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1000"/>
        </table:table-row>
        <table:table-row table:style-name="ro11">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4"/>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1000"/>
        </table:table-row>
        <table:table-row table:style-name="ro3">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1000"/>
        </table:table-row>
        <table:table-row table:style-name="ro3">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1000"/>
        </table:table-row>
        <table:table-row table:style-name="ro3">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1000"/>
        </table:table-row>
        <table:table-row table:style-name="ro8">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1000"/>
        </table:table-row>
        <table:table-row table:style-name="ro8">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1000"/>
        </table:table-row>
        <table:table-row table:style-name="ro8">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1000"/>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1000"/>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1000"/>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1000"/>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1000"/>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1000"/>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1000"/>
        </table:table-row>
        <table:table-row table:style-name="ro9">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1000"/>
        </table:table-row>
        <table:table-row table:style-name="ro3">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4"/>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1000"/>
        </table:table-row>
        <table:table-row table:style-name="ro9">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1000"/>
        </table:table-row>
        <table:table-row table:style-name="ro6">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4"/>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1000"/>
        </table:table-row>
        <table:table-row table:style-name="ro3">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1000"/>
        </table:table-row>
        <table:table-row table:style-name="ro3">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1000"/>
        </table:table-row>
        <table:table-row table:style-name="ro3">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1000"/>
        </table:table-row>
        <table:table-row table:style-name="ro6">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1000"/>
        </table:table-row>
        <table:table-row table:style-name="ro6">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1000"/>
        </table:table-row>
        <table:table-row table:style-name="ro6">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1000"/>
        </table:table-row>
        <table:table-row table:style-name="ro5">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1000"/>
        </table:table-row>
        <table:table-row table:style-name="ro5">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1000"/>
        </table:table-row>
        <table:table-row table:style-name="ro5">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1000"/>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4"/>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1000"/>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4"/>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1000"/>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4"/>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1000"/>
        </table:table-row>
        <table:table-row table:style-name="ro9">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4"/>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1000"/>
        </table:table-row>
        <table:table-row table:style-name="ro6">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4"/>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1000"/>
        </table:table-row>
        <table:table-row table:style-name="ro14">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ext:p>- Target 1H weapon gains **go again** this turn while attacking this turn.</text:p>
            <text:p/>
            <text:p>- Target 1H weapon may attack twice this turn.</text:p>
          </table:table-cell>
          <table:table-cell/>
          <table:table-cell office:value-type="string" calcext:value-type="string">
            <text:p>Warrior Action</text:p>
          </table:table-cell>
          <table:table-cell table:number-columns-repeated="4"/>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1000"/>
        </table:table-row>
        <table:table-row table:style-name="ro6">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able:table-cell>
          <table:table-cell/>
          <table:table-cell office:value-type="string" calcext:value-type="string">
            <text:p>Warrior Action</text:p>
          </table:table-cell>
          <table:table-cell table:number-columns-repeated="4"/>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1000"/>
        </table:table-row>
        <table:table-row table:style-name="ro7">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7 – F, R – EVR057 – F</text:p>
          </table:table-cell>
          <table:table-cell office:value-type="string" calcext:value-type="string">
            <text:p>https://storage.googleapis.com/fabmaster/media/images/EVR057.width-450.png - EVR057 - F</text:p>
          </table:table-cell>
          <table:table-cell table:number-columns-repeated="1000"/>
        </table:table-row>
        <table:table-row table:style-name="ro7">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8 – F, R – EVR058 – F</text:p>
          </table:table-cell>
          <table:table-cell office:value-type="string" calcext:value-type="string">
            <text:p>https://storage.googleapis.com/fabmaster/media/images/EVR058.width-450.png - EVR058 - F</text:p>
          </table:table-cell>
          <table:table-cell table:number-columns-repeated="1000"/>
        </table:table-row>
        <table:table-row table:style-name="ro7">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9 – F, R – EVR059 – F</text:p>
          </table:table-cell>
          <table:table-cell office:value-type="string" calcext:value-type="string">
            <text:p>https://storage.googleapis.com/fabmaster/media/images/EVR059.width-450.png - EVR059 - F</text:p>
          </table:table-cell>
          <table:table-cell table:number-columns-repeated="1000"/>
        </table:table-row>
        <table:table-row table:style-name="ro1">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4"/>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1000"/>
        </table:table-row>
        <table:table-row table:style-name="ro1">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4"/>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1000"/>
        </table:table-row>
        <table:table-row table:style-name="ro1">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1000"/>
        </table:table-row>
        <table:table-row table:style-name="ro8">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4"/>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1000"/>
        </table:table-row>
        <table:table-row table:style-name="ro8">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4"/>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1000"/>
        </table:table-row>
        <table:table-row table:style-name="ro8">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4"/>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1000"/>
        </table:table-row>
        <table:table-row table:style-name="ro4">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1000"/>
        </table:table-row>
        <table:table-row table:style-name="ro4">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1000"/>
        </table:table-row>
        <table:table-row table:style-name="ro4">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1000"/>
        </table:table-row>
        <table:table-row table:style-name="ro4">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 Whenever your hero would be dealt exactly 1 damage, prevent it.</text:p>
          </table:table-cell>
          <table:table-cell/>
          <table:table-cell office:value-type="string" calcext:value-type="string">
            <text:p>Mechanologist Action – Item</text:p>
          </table:table-cell>
          <table:table-cell table:number-columns-repeated="4"/>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1000"/>
        </table:table-row>
        <table:table-row table:style-name="ro13">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4"/>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1000"/>
        </table:table-row>
        <table:table-row table:style-name="ro9">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4"/>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1000"/>
        </table:table-row>
        <table:table-row table:style-name="ro5">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4"/>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1000"/>
        </table:table-row>
        <table:table-row table:style-name="ro5">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1000"/>
        </table:table-row>
        <table:table-row table:style-name="ro5">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1000"/>
        </table:table-row>
        <table:table-row table:style-name="ro5">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1000"/>
        </table:table-row>
        <table:table-row table:style-name="ro8">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1000"/>
        </table:table-row>
        <table:table-row table:style-name="ro8">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1000"/>
        </table:table-row>
        <table:table-row table:style-name="ro8">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1000"/>
        </table:table-row>
        <table:table-row table:style-name="ro7">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1000"/>
        </table:table-row>
        <table:table-row table:style-name="ro7">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1000"/>
        </table:table-row>
        <table:table-row table:style-name="ro7">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1000"/>
        </table:table-row>
        <table:table-row table:style-name="ro4">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1000"/>
        </table:table-row>
        <table:table-row table:style-name="ro4">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1000"/>
        </table:table-row>
        <table:table-row table:style-name="ro4">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1000"/>
        </table:table-row>
        <table:table-row table:style-name="ro6">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4"/>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1000"/>
        </table:table-row>
        <table:table-row table:style-name="ro4">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4"/>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1000"/>
        </table:table-row>
        <table:table-row table:style-name="ro4">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4"/>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1000"/>
        </table:table-row>
        <table:table-row table:style-name="ro4">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4"/>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1000"/>
        </table:table-row>
        <table:table-row table:style-name="ro8">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4"/>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1000"/>
        </table:table-row>
        <table:table-row table:style-name="ro17">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4"/>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1000"/>
        </table:table-row>
        <table:table-row table:style-name="ro6">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1000"/>
        </table:table-row>
        <table:table-row table:style-name="ro6">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1000"/>
        </table:table-row>
        <table:table-row table:style-name="ro6">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1000"/>
        </table:table-row>
        <table:table-row table:style-name="ro4">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1000"/>
        </table:table-row>
        <table:table-row table:style-name="ro4">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1000"/>
        </table:table-row>
        <table:table-row table:style-name="ro4">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1000"/>
        </table:table-row>
        <table:table-row table:style-name="ro3">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1000"/>
        </table:table-row>
        <table:table-row table:style-name="ro3">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1000"/>
        </table:table-row>
        <table:table-row table:style-name="ro3">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1000"/>
        </table:table-row>
        <table:table-row table:style-name="ro3">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1000"/>
        </table:table-row>
        <table:table-row table:style-name="ro3">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1000"/>
        </table:table-row>
        <table:table-row table:style-name="ro3">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1000"/>
        </table:table-row>
        <table:table-row table:style-name="ro4">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4"/>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1000"/>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4"/>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1000"/>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4"/>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1000"/>
        </table:table-row>
        <table:table-row table:style-name="ro4">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 At the beginning of your end phase, destroy all Runechants you control.</text:p>
            <text:p/>
            <text:p>**Go again**</text:p>
          </table:table-cell>
          <table:table-cell/>
          <table:table-cell office:value-type="string" calcext:value-type="string">
            <text:p>Runeblade Action</text:p>
          </table:table-cell>
          <table:table-cell table:number-columns-repeated="4"/>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1000"/>
        </table:table-row>
        <table:table-row table:style-name="ro9">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1000"/>
        </table:table-row>
        <table:table-row table:style-name="ro9">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1000"/>
        </table:table-row>
        <table:table-row table:style-name="ro9">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1000"/>
        </table:table-row>
        <table:table-row table:style-name="ro5">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1000"/>
        </table:table-row>
        <table:table-row table:style-name="ro5">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1000"/>
        </table:table-row>
        <table:table-row table:style-name="ro5">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1000"/>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1000"/>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1000"/>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1000"/>
        </table:table-row>
        <table:table-row table:style-name="ro2">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1000"/>
        </table:table-row>
        <table:table-row table:style-name="ro2">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1000"/>
        </table:table-row>
        <table:table-row table:style-name="ro2">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1000"/>
        </table:table-row>
        <table:table-row table:style-name="ro7">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4"/>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1000"/>
        </table:table-row>
        <table:table-row table:style-name="ro1">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4"/>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1000"/>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4"/>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1000"/>
        </table:table-row>
        <table:table-row table:style-name="ro5">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4"/>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1000"/>
        </table:table-row>
        <table:table-row table:style-name="ro8">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4"/>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1000"/>
        </table:table-row>
        <table:table-row table:style-name="ro8">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1000"/>
        </table:table-row>
        <table:table-row table:style-name="ro8">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1000"/>
        </table:table-row>
        <table:table-row table:style-name="ro8">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1000"/>
        </table:table-row>
        <table:table-row table:style-name="ro4">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1000"/>
        </table:table-row>
        <table:table-row table:style-name="ro4">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1000"/>
        </table:table-row>
        <table:table-row table:style-name="ro4">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1000"/>
        </table:table-row>
        <table:table-row table:style-name="ro3">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1000"/>
        </table:table-row>
        <table:table-row table:style-name="ro3">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1000"/>
        </table:table-row>
        <table:table-row table:style-name="ro3">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1000"/>
        </table:table-row>
        <table:table-row table:style-name="ro6">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1000"/>
        </table:table-row>
        <table:table-row table:style-name="ro6">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1000"/>
        </table:table-row>
        <table:table-row table:style-name="ro6">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1000"/>
        </table:table-row>
        <table:table-row table:style-name="ro11">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4"/>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1000"/>
        </table:table-row>
        <table:table-row table:style-name="ro11">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4"/>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1000"/>
        </table:table-row>
        <table:table-row table:style-name="ro5">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4"/>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1000"/>
        </table:table-row>
        <table:table-row table:style-name="ro5">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1000"/>
        </table:table-row>
        <table:table-row table:style-name="ro9">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1000"/>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1000"/>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1000"/>
        </table:table-row>
        <table:table-row table:style-name="ro5">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1000"/>
        </table:table-row>
        <table:table-row table:style-name="ro5">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1000"/>
        </table:table-row>
        <table:table-row table:style-name="ro5">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1000"/>
        </table:table-row>
        <table:table-row table:style-name="ro4">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1000"/>
        </table:table-row>
        <table:table-row table:style-name="ro4">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1000"/>
        </table:table-row>
        <table:table-row table:style-name="ro4">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1000"/>
        </table:table-row>
        <table:table-row table:style-name="ro3">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1000"/>
        </table:table-row>
        <table:table-row table:style-name="ro3">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1000"/>
        </table:table-row>
        <table:table-row table:style-name="ro3">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1000"/>
        </table:table-row>
        <table:table-row table:style-name="ro8">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4"/>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1000"/>
        </table:table-row>
        <table:table-row table:style-name="ro6">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4"/>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1000"/>
        </table:table-row>
        <table:table-row table:style-name="ro8">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4"/>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1000"/>
        </table:table-row>
        <table:table-row table:style-name="ro5">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4"/>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1000"/>
        </table:table-row>
        <table:table-row table:style-name="ro9">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4"/>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1000"/>
        </table:table-row>
        <table:table-row table:style-name="ro3">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4"/>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1000"/>
        </table:table-row>
        <table:table-row table:style-name="ro10">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1000"/>
        </table:table-row>
        <table:table-row table:style-name="ro10">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1000"/>
        </table:table-row>
        <table:table-row table:style-name="ro10">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1000"/>
        </table:table-row>
        <table:table-row table:style-name="ro8">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1000"/>
        </table:table-row>
        <table:table-row table:style-name="ro8">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1000"/>
        </table:table-row>
        <table:table-row table:style-name="ro8">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1000"/>
        </table:table-row>
        <table:table-row table:style-name="ro5">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1000"/>
        </table:table-row>
        <table:table-row table:style-name="ro5">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1000"/>
        </table:table-row>
        <table:table-row table:style-name="ro5">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1000"/>
        </table:table-row>
        <table:table-row table:style-name="ro9">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1000"/>
        </table:table-row>
        <table:table-row table:style-name="ro9">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1000"/>
        </table:table-row>
        <table:table-row table:style-name="ro9">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1000"/>
        </table:table-row>
        <table:table-row table:style-name="ro9">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1000"/>
        </table:table-row>
        <table:table-row table:style-name="ro9">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1000"/>
        </table:table-row>
        <table:table-row table:style-name="ro9">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4"/>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1000"/>
        </table:table-row>
        <table:table-row table:style-name="ro5">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4"/>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1000"/>
        </table:table-row>
        <table:table-row table:style-name="ro3">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4"/>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1000"/>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4"/>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1000"/>
        </table:table-row>
        <table:table-row table:style-name="ro3">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4"/>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1000"/>
        </table:table-row>
        <table:table-row table:style-name="ro5">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4"/>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1000"/>
        </table:table-row>
        <table:table-row table:style-name="ro5">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4"/>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1000"/>
        </table:table-row>
        <table:table-row table:style-name="ro8">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4"/>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1000"/>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4"/>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1000"/>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4"/>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1000"/>
        </table:table-row>
        <table:table-row table:style-name="ro8">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4"/>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1000"/>
        </table:table-row>
        <table:table-row table:style-name="ro8">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4"/>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1000"/>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4"/>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1000"/>
        </table:table-row>
        <table:table-row table:style-name="ro4">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4"/>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1000"/>
        </table:table-row>
        <table:table-row table:style-name="ro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4"/>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1000"/>
        </table:table-row>
        <table:table-row table:style-name="ro3">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4"/>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1000"/>
        </table:table-row>
        <table:table-row table:style-name="ro6">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4"/>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1000"/>
        </table:table-row>
        <table:table-row table:style-name="ro3">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4"/>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1000"/>
        </table:table-row>
        <table:table-row table:style-name="ro3">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4"/>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1000"/>
        </table:table-row>
        <table:table-row table:style-name="ro2">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4"/>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1000"/>
        </table:table-row>
        <table:table-row table:style-name="ro17" table:number-rows-repeated="1047224">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05">00/00/0000</text:date>, <text:time style:data-style-name="N2" text:time-value="12:39:58.04764630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3-05T12:40:30.916469055</dc:date>
    <meta:editing-duration>PT21H56M32S</meta:editing-duration>
    <meta:editing-cycles>1021</meta:editing-cycles>
    <meta:generator>LibreOffice/7.2.5.2$MacOSX_X86_64 LibreOffice_project/499f9727c189e6ef3471021d6132d4c694f357e5</meta:generator>
    <meta:document-statistic meta:table-count="1" meta:cell-count="17863" meta:object-count="0"/>
    <meta:user-defined meta:name=""/>
  </office:meta>
</office:document-meta>
</file>